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39d0f" officeooo:paragraph-rsid="00081a61"/>
    </style:style>
    <style:style style:name="P2" style:family="paragraph" style:parent-style-name="Standard">
      <style:text-properties fo:color="#c9211e" loext:opacity="100%" officeooo:rsid="000dbd24" officeooo:paragraph-rsid="000dbd24"/>
    </style:style>
    <style:style style:name="P3" style:family="paragraph" style:parent-style-name="Standard">
      <style:text-properties fo:color="#c9211e" loext:opacity="100%"/>
    </style:style>
    <style:style style:name="P4" style:family="paragraph" style:parent-style-name="Standard">
      <style:text-properties fo:color="#c9211e" loext:opacity="100%" officeooo:rsid="000cfa85" officeooo:paragraph-rsid="000cfa85"/>
    </style:style>
    <style:style style:name="P5" style:family="paragraph" style:parent-style-name="Standard">
      <style:text-properties fo:color="#c9211e" loext:opacity="100%" officeooo:rsid="000afc2d" officeooo:paragraph-rsid="000afc2d"/>
    </style:style>
    <style:style style:name="P6" style:family="paragraph" style:parent-style-name="Standard">
      <style:text-properties fo:color="#c9211e" loext:opacity="100%" officeooo:rsid="000996b7" officeooo:paragraph-rsid="000996b7"/>
    </style:style>
    <style:style style:name="P7" style:family="paragraph" style:parent-style-name="Standard">
      <style:text-properties fo:color="#c9211e" loext:opacity="100%" officeooo:rsid="00081d44" officeooo:paragraph-rsid="00081d44"/>
    </style:style>
    <style:style style:name="P8" style:family="paragraph" style:parent-style-name="Standard">
      <style:paragraph-properties style:writing-mode="lr-tb"/>
      <style:text-properties fo:color="#c9211e" loext:opacity="100%" officeooo:rsid="00081d44" officeooo:paragraph-rsid="00081d44"/>
    </style:style>
    <style:style style:name="T1" style:family="text">
      <style:text-properties officeooo:rsid="001f6921"/>
    </style:style>
    <style:style style:name="T2" style:family="text">
      <style:text-properties officeooo:rsid="000da5e1"/>
    </style:style>
    <style:style style:name="T3" style:family="text">
      <style:text-properties officeooo:rsid="00081a61"/>
    </style:style>
    <style:style style:name="T4" style:family="text">
      <style:text-properties officeooo:rsid="00081d44"/>
    </style:style>
    <style:style style:name="T5" style:family="text">
      <style:text-properties officeooo:rsid="000996b7"/>
    </style:style>
    <style:style style:name="T6" style:family="text">
      <style:text-properties officeooo:rsid="000afc2d"/>
    </style:style>
    <style:style style:name="T7" style:family="text">
      <style:text-properties officeooo:rsid="000cfa85"/>
    </style:style>
    <style:style style:name="T8" style:family="text">
      <style:text-properties officeooo:rsid="000dbd24"/>
    </style:style>
    <style:style style:name="T9"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9 Review</text:p>
      <text:p text:style-name="Standard"/>
      <text:p text:style-name="Standard">[1] Why is I/O tricky for a programmer?</text:p>
      <text:p text:style-name="P3">- <text:span text:style-name="T3">external depend</text:span><text:span text:style-name="T4">encies: i/o involves interacting with external devices, files, and users that are unpredictable</text:span></text:p>
      <text:p text:style-name="P3">- <text:span text:style-name="T4">error handling: many things can go wrong (file not found, device unavailable, network issues)</text:span></text:p>
      <text:p text:style-name="P3">- <text:span text:style-name="T4">format complexity: data must be converted between internal representation and external formats</text:span></text:p>
      <text:p text:style-name="P3">- <text:span text:style-name="T4">performance considerations: i/o is typically much slower than computation</text:span></text:p>
      <text:p text:style-name="P3">- <text:span text:style-name="T4">variety of devices: different devices have different capabilities and requirements</text:span></text:p>
      <text:p text:style-name="P3">- <text:span text:style-name="T4">user input validation: users can provide unexpected or invalid input</text:span></text:p>
      <text:p text:style-name="P3"/>
      <text:p text:style-name="Standard">[2] What does the notation &lt;&lt; hex do?</text:p>
      <text:p text:style-name="P3">&lt;&lt; <text:span text:style-name="T4">hex is a manipulator that changes the output format for integers from decimal (base 10) to hexadecimal (base 16). After using hex, all subsequent integer output will be displayed in hexadecimal format until changed back with dec or oct</text:span></text:p>
      <text:p text:style-name="P3"/>
      <text:p text:style-name="Standard">[3] What are hexadecimal numbers used for in computer science? Why?</text:p>
      <text:p text:style-name="P7">Hexadecimal numbers are used for:</text:p>
      <text:p text:style-name="P7">- memory addresses: easier to read than long binary strings</text:p>
      <text:p text:style-name="P7">- color codes: rgb values (ie; #ff0000 for red)</text:p>
      <text:p text:style-name="P7"><text:soft-page-break/>- debugging: examining raw memory contents</text:p>
      <text:p text:style-name="P7">- low-level programming: hardware registers, bit patterns</text:p>
      <text:p text:style-name="P7">- compact representation: 4 bits per hex digit makes binary data more readable</text:p>
      <text:p text:style-name="P7">they’re useful because hex provides a compact, human-readable way to represent binary data, and each hex digit represents exactly 4 bits</text:p>
      <text:p text:style-name="Standard">[4] Name some of the options you may want to implement for formatting integer output.</text:p>
      <text:p text:style-name="P7">Options for formatting integer output:</text:p>
      <text:p text:style-name="P7">- base: decimal (dec), hexadecimal (hex), octal (oct)</text:p>
      <text:p text:style-name="P7">- width: field width using setw()</text:p>
      <text:p text:style-name="P7">- alignment: left, right, internal</text:p>
      <text:p text:style-name="P7">- fill character: what character to use for padding</text:p>
      <text:p text:style-name="P7">- sign display: always show sign (+/-) or only negative</text:p>
      <text:p text:style-name="P7">- case: uppercase or lowercase for hex digits</text:p>
      <text:p text:style-name="P7">- leading zeros: show or suppress</text:p>
      <text:p text:style-name="Standard">[5] What is a manipulator?</text:p>
      <text:p text:style-name="P7">A manipulator is an object that modifies the behavior of a stream when inserted into it. Manipulators change formatting options, perform operations, or modify stream state. Examples: end1, hex, setw(10), setprecision(3), scientific</text:p>
      <text:p text:style-name="Standard">[6] What is the default output format for floating-point values?</text:p>
      <text:p text:style-name="P7">The default format for floating-point values is:</text:p>
      <text:p text:style-name="P7"><text:soft-page-break/>- fixed or scientific notation depending on the magnitude</text:p>
      <text:p text:style-name="P7">- 6 digits of precision (total significant digits)</text:p>
      <text:p text:style-name="P7">- automatic choice between fixed and scientific based on value size</text:p>
      <text:p text:style-name="P7">- no trailing zeros in the fractional part</text:p>
      <text:p text:style-name="P7">- no unnecessary decimal point for whole numbers</text:p>
      <text:p text:style-name="Standard">[7] Explain what setprecision() and setw() do.</text:p>
      <text:p text:style-name="P8">- setprecision(n): sets the precision for floating-point toutput to n digits. The meaning depends on the format (fixed vs scientific vs default)</text:p>
      <text:p text:style-name="P7">- setw(n): sets the minimum field width for the next output operation only. If the output is shorter than n characters, its padded with fill characters</text:p>
      <text:p text:style-name="Standard">[8] Which of the following manipulators do not “stick”: hex, scientific, setprecision(), setw()?</text:p>
      <text:p text:style-name="P7">Setw() does not stick – it <text:span text:style-name="T5">only affects the very next output operation. The others (hex, scientific, setprecision()) stick and continue to affect subsequent output until explicitly changed</text:span></text:p>
      <text:p text:style-name="Standard">[9] In format(), how do you specify where an argument is placed on output?</text:p>
      <text:p text:style-name="P3">- <text:span text:style-name="T5">in format(), you use placeholders with braces {} to specify where arguments are placed. You can use:</text:span></text:p>
      <text:p text:style-name="P3">- <text:span text:style-name="T5">{} - arguments in order</text:span></text:p>
      <text:p text:style-name="P3">- <text:span text:style-name="T5">{0}, {1}, {2} – specific argument positions</text:span></text:p>
      <text:p text:style-name="P6">- {0:d}, {1:f} – with format specifications</text:p>
      <text:p text:style-name="Standard">[10] Give two examples where a stringstream can be useful.</text:p>
      <text:p text:style-name="P6">Examples of stringstream uses:</text:p>
      <text:p text:style-name="P6"><text:soft-page-break/>1. string formatting: building complex strings by treating them like output streams</text:p>
      <text:p text:style-name="P6">2. string parsing: extracting values from strings using stream operators</text:p>
      <text:p text:style-name="Standard">[11] When would you prefer line-oriented input to type-specific input?</text:p>
      <text:p text:style-name="P6">Line-oriented input is preferred when:</text:p>
      <text:p text:style-name="P6">- processing text files line by line</text:p>
      <text:p text:style-name="P6">- handling variable-format input where each line might contain different types of data</text:p>
      <text:p text:style-name="P6">- error recovery: easier to skip bad lines and continue</text:p>
      <text:p text:style-name="P6">- user interaction: reading complete commands or responses</text:p>
      <text:p text:style-name="P6">- preserving whitespace: when spaces and formatting matter</text:p>
      <text:p text:style-name="P6">- mixed data types on the same line that need custom parsing</text:p>
      <text:p text:style-name="Standard">[12] What does isalnum(c) do?</text:p>
      <text:p text:style-name="P6">isalnum(c) returns true if the character c is alphanumeric (either a letter or a digit), and false otherwise. It’s equivalent to isalpha(c) || isdigit(c)</text:p>
      <text:p text:style-name="Standard">[13] When dealing with input and output, how is the variety of devices dealt with in most modern computers?</text:p>
      <text:p text:style-name="P6">Modern computers handle device variety through abstraction layers:</text:p>
      <text:p text:style-name="P6">- device drivers provide a uniform interface to a different hardware</text:p>
      <text:p text:style-name="P6">- operating system i/o subsystem presents a consistent API</text:p>
      <text:p text:style-name="P6">- stream abstraction in programming languages treat all I/O sources uniformly</text:p>
      <text:p text:style-name="P6"/>
      <text:p text:style-name="P6"><text:soft-page-break/>- file system interface makes devices appear as files</text:p>
      <text:p text:style-name="P6">- this allows programs to use the same i/o operations regardless of whether they’re working with files, keyboard, networks, or other devices</text:p>
      <text:p text:style-name="Standard">[14] What, fundamentally, does an istream do?</text:p>
      <text:p text:style-name="P6">An instream fundamentally converts external data into internal program objects. It reads character sequences from an input source and converts them into typed values <text:span text:style-name="T6">that the program can use (integers, strings, custom objects, etc.)</text:span></text:p>
      <text:p text:style-name="Standard">[15] What, fundamentally, does an ostream do?</text:p>
      <text:p text:style-name="P5">An ostream fundamentally converts internal program objects into external character sequences. It takes typed values from the program and converts them into character streams that can be sent to output devices, files, or other destinations.</text:p>
      <text:p text:style-name="Standard">[16] What, fundamentally, is a file?</text:p>
      <text:p text:style-name="P5">A file is fundamentally a named sequence of bytes stored persistently. IT’s an abstraction that allows programs to store and retrieve data that persists beyond program execution.</text:p>
      <text:p text:style-name="Standard">[17] What is a file format?</text:p>
      <text:p text:style-name="P5">A file format is a specification for how data is organized and encoded within a file. It defines the structure, layout, and meaning of bytes in the file, allowing programs to correctly interpret the stored data. Examples: JPEG for imaages, MP3 for audio, CSV for tabular data</text:p>
      <text:p text:style-name="Standard">[18] Name four different types of devices that can require I/O for a program.</text:p>
      <text:p text:style-name="P5">Four types of i/o devices:</text:p>
      <text:p text:style-name="P5">1. storage devices: hard drives, SSDs, USB drives</text:p>
      <text:p text:style-name="P5"><text:soft-page-break/>2. network devices: <text:span text:style-name="T7">Ethernet</text:span> cards, wi-fi adapters</text:p>
      <text:p text:style-name="P5">3. human interface devices: keyboards, mice, touchscreens</text:p>
      <text:p text:style-name="P5">4. display devices: monitors, printers, speakers</text:p>
      <text:p text:style-name="Standard">[19] What are the four steps for reading a file?</text:p>
      <text:p text:style-name="P5">The four steps for reading a file:</text:p>
      <text:p text:style-name="P5">1. open the file: create a file stream and associate it with the filename</text:p>
      <text:p text:style-name="P5">2. check if open succeeded: verify the file was succes<text:span text:style-name="T7">s</text:span>fully opened</text:p>
      <text:p text:style-name="P5">3. read from the file: use stream operations to extract data</text:p>
      <text:p text:style-name="P5">4. <text:span text:style-name="T7">close the file: close the file stream (often automatic with destructors)</text:span></text:p>
      <text:p text:style-name="Standard">[20] What are the four steps for writing a file?</text:p>
      <text:p text:style-name="P4">The four steps for writing a file:</text:p>
      <text:p text:style-name="P4">1. open the file: create an output file stream and associate it with the filename</text:p>
      <text:p text:style-name="P4">2. check if open succeeded: verify the file was successfully opened for writing</text:p>
      <text:p text:style-name="P4">3. write to the file: use stream operations to output data</text:p>
      <text:p text:style-name="P4">4. close the file: close the file stream to ensure data is flushed</text:p>
      <text:p text:style-name="Standard">[21] Name and define the four stream states.</text:p>
      <text:p text:style-name="P4">The four stream states:</text:p>
      <text:p text:style-name="P4">1. good(): stream is ready for i/o operations</text:p>
      <text:p text:style-name="P4">2. eof(): end-of-file reached during input</text:p>
      <text:p text:style-name="P4">3. fall(): last i/o operation failed (recoverable error)</text:p>
      <text:p text:style-name="P4"><text:soft-page-break/>4. bad(): stream is corrupted (non-recoverable error)</text:p>
      <text:p text:style-name="P3"/>
      <text:p text:style-name="Standard">[22] Discuss how the following input problems can be resolved:</text:p>
      <text:p text:style-name="P3"/>
      <text:p text:style-name="P3"><text:s text:c="4"/>The user typing an out-of-range value</text:p>
      <text:p text:style-name="P3">- <text:span text:style-name="T7">check the value after input and prompt again if invalid</text:span></text:p>
      <text:p text:style-name="P3">- <text:span text:style-name="T7">use validation loops with clear error messages</text:span></text:p>
      <text:p text:style-name="P3">- <text:span text:style-name="T7">set reasonable bounds and enforce them</text:span></text:p>
      <text:p text:style-name="P3"><text:s text:c="4"/>Getting no value (end-of-file)</text:p>
      <text:p text:style-name="P3">- <text:span text:style-name="T7">check for eof() condition</text:span></text:p>
      <text:p text:style-name="P3">- <text:span text:style-name="T7">handle gracefully by finishing processing or prompting for alternative input</text:span></text:p>
      <text:p text:style-name="P3">- <text:span text:style-name="T7">distinguished between intentional EOF and unexpected</text:span></text:p>
      <text:p text:style-name="P3"><text:s text:c="4"/>The user typing something of the wrong type</text:p>
      <text:p text:style-name="P3">- <text:span text:style-name="T7">check if the input operation failed using fail()</text:span></text:p>
      <text:p text:style-name="P3">- <text:span text:style-name="T7">clear the error state with clear()</text:span></text:p>
      <text:p text:style-name="P3">- <text:span text:style-name="T7">skip the invalid input using ignore()</text:span></text:p>
      <text:p text:style-name="P3">- <text:span text:style-name="T7">prompt the user to try again</text:span></text:p>
      <text:p text:style-name="Standard">[23] In what way is input usually harder than output?</text:p>
      <text:p text:style-name="P4">Input is usually harder because:</text:p>
      <text:p text:style-name="P4">- validation required: must check if input is valid, in range, correct type</text:p>
      <text:p text:style-name="P4">- error handling: must handle invalid input gracefully</text:p>
      <text:p text:style-name="P4"><text:soft-page-break/>- user unpredictability: users can type anything, including unexpected formats</text:p>
      <text:p text:style-name="P4">- recovery: must clear error states and continue after bad input</text:p>
      <text:p text:style-name="P4">- format flexibility: must handle various ways users might enter the same data</text:p>
      <text:p text:style-name="Standard">[24] In what way is output usually harder than input?</text:p>
      <text:p text:style-name="P4">Output is usually harder because:</text:p>
      <text:p text:style-name="P4">- formatting complexity: must present data in user-friendly, readable formats</text:p>
      <text:p text:style-name="P4">- layout and alignment: must arrange data attractively</text:p>
      <text:p text:style-name="P4">- multiple audiences: same <text:span text:style-name="T8">data might need difference presentations</text:span></text:p>
      <text:p text:style-name="P4">- <text:span text:style-name="T8">internationalization: different locales, languages, number formats</text:span></text:p>
      <text:p text:style-name="P4">- <text:span text:style-name="T8">device differences: screen vs printer vs file have different capabilities</text:span></text:p>
      <text:p text:style-name="Standard">[25] Why do we (often) want to separate input and output from computation?</text:p>
      <text:p text:style-name="P2">We separate i/o from computation because:</text:p>
      <text:p text:style-name="P2">- modularity: easier to test, debug, and maintain separate components</text:p>
      <text:p text:style-name="P2">- reusability: same computation can work with different I/O sources</text:p>
      <text:p text:style-name="P2">- flexibility: can change i/o without affecting core logic</text:p>
      <text:p text:style-name="P2">- performance: can optimize computation separately from i/o</text:p>
      <text:p text:style-name="P2">- testing: can test computation with predictable data</text:p>
      <text:p text:style-name="P2">- user interface changes: can modify presentation without changing algorithms</text:p>
      <text:p text:style-name="Standard">[26] What are the two most common uses of the istream member function clear()?</text:p>
      <text:p text:style-name="P2"><text:soft-page-break/>The two most common uses of clear():</text:p>
      <text:p text:style-name="P2">1. reset error state: clear fail() or bad() flags after an input error so the stream can be used again</text:p>
      <text:p text:style-name="P2">2. prepare for retry: used with ignore() to skip bad input and allow the user to try entering data again</text:p>
      <text:p text:style-name="P3"/>
      <text:p text:style-name="Standard">[27] What are the usual function declarations for &lt;&lt; and &gt;&gt; for a user-defined type X?</text:p>
      <text:p text:style-name="P2">Both return stream references to allow chaining and take the stream by reference to modify it </text:p>
      <text:p text:style-name="Standard">[28] How do you specify where an argument is inserted into a format string in format()?</text:p>
      <text:p text:style-name="P2">In format(), you specify argument placement using:</text:p>
      <text:p text:style-name="P2">- positional: {0}, {1}, {2} for specific argument positions</text:p>
      <text:p text:style-name="P2">- sequential: {} for arguments in order</text:p>
      <text:p text:style-name="P2">- named: {name} if using named arguments (language dependent)</text:p>
      <text:p text:style-name="Standard">[29] What is the notation for bases of decimal values in format()?</text:p>
      <text:p text:style-name="P2">In format(), base notation includes:</text:p>
      <text:p text:style-name="P2">- :d for decimal (base 10)</text:p>
      <text:p text:style-name="P2">- :x for hexadecimal lowercase</text:p>
      <text:p text:style-name="P2">- :X for hexadecimal uppercase</text:p>
      <text:p text:style-name="P2">- :o for octal (base 8)</text:p>
      <text:p text:style-name="P2">- :b for binary (base 2, if supported)</text:p>
      <text:p text:style-name="Standard"><text:soft-page-break/>[30] How do you specify the precision of floating-point values in format()?</text:p>
      <text:p text:style-name="P2">In format(), floating-poitn precision is specified using:</text:p>
      <text:p text:style-name="P2">- :.nf for fixed-point with n decimal places (ie; {:.2f})</text:p>
      <text:p text:style-name="P2">- :.ne for scientific notation with n decimal places</text:p>
      <text:p text:style-name="P2">- :.ng for general format with n significant digits</text:p>
      <text:p text:style-name="P2">ie; format(“{:.3f}”, 3.14159) produces “3.14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39d0f" officeooo:paragraph-rsid="00081a61"/>
    </style:style>
    <style:style style:name="MT1" style:family="text">
      <style:text-properties officeooo:rsid="001f6921"/>
    </style:style>
    <style:style style:name="MT2" style:family="text">
      <style:text-properties officeooo:rsid="000da5e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nor Crist</text:p>
        <text:p text:style-name="MP1">Chapter <text:span text:style-name="MT1">8</text:span> Review</text:p>
        <text:p text:style-name="MP1">Intro to Comp Sci</text:p>
        <text:p text:style-name="MP1">6/<text:span text:style-name="MT2">1</text:span><text:span text:style-name="MT1">9</text:span>/2025</text:p>
        <text:p text:style-name="MP1">David Staffor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J Stafford</meta:initial-creator>
    <meta:editing-cycles>4</meta:editing-cycles>
    <meta:creation-date>2025-03-11T14:43:00</meta:creation-date>
    <dc:date>2025-06-19T20:57:25.359289504</dc:date>
    <meta:editing-duration>PT8M25S</meta:editing-duration>
    <meta:generator>LibreOffice/7.3.7.2$Linux_X86_64 LibreOffice_project/30$Build-2</meta:generator>
    <meta:document-statistic meta:table-count="0" meta:image-count="0" meta:object-count="0" meta:page-count="10" meta:paragraph-count="164" meta:word-count="1713" meta:character-count="10633" meta:non-whitespace-character-count="9068"/>
    <meta:user-defined meta:name="AppVersion">16.0000</meta:user-defined>
    <meta:user-defined meta:name="MSIP_Label_2d360780-cf75-4e00-a371-00f6922cc12d_ActionId">d3067c79-be43-4656-b08e-3760654c64cb</meta:user-defined>
    <meta:user-defined meta:name="MSIP_Label_2d360780-cf75-4e00-a371-00f6922cc12d_ContentBits">0</meta:user-defined>
    <meta:user-defined meta:name="MSIP_Label_2d360780-cf75-4e00-a371-00f6922cc12d_Enabled">true</meta:user-defined>
    <meta:user-defined meta:name="MSIP_Label_2d360780-cf75-4e00-a371-00f6922cc12d_Method" meta:value-type="string">Standard</meta:user-defined>
    <meta:user-defined meta:name="MSIP_Label_2d360780-cf75-4e00-a371-00f6922cc12d_Name" meta:value-type="string">Non-Sensitive</meta:user-defined>
    <meta:user-defined meta:name="MSIP_Label_2d360780-cf75-4e00-a371-00f6922cc12d_SetDate" meta:value-type="string">2025-03-11T14:44:11Z</meta:user-defined>
    <meta:user-defined meta:name="MSIP_Label_2d360780-cf75-4e00-a371-00f6922cc12d_SiteId" meta:value-type="string">736a8c9e-4b36-4ec5-8a9a-60f793ff47f3</meta:user-defined>
    <meta:user-defined meta:name="MSIP_Label_2d360780-cf75-4e00-a371-00f6922cc12d_Tag" meta:value-type="string">50, 3, 0, 1</meta:user-defined>
    <meta:template xlink:type="simple" xlink:actuate="onRequest" xlink:title="Normal.dotm" xlink:href=""/>
  </office:meta>
</office:document-meta>
</file>